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5.886cm" fo:min-width="8.836cm" fo:wrap-option="wrap"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3cm" svg:stroke-color="#158466" draw:marker-start-width="0.65cm" draw:marker-end-width="0.65cm" draw:fill="solid" draw:fill-color="#ffffff" draw:auto-grow-height="false" draw:auto-grow-width="false" fo:min-height="4.5cm" fo:padding-top="0.4cm" fo:padding-bottom="0.4cm" fo:padding-left="0.4cm" fo:padding-right="0.4cm" style:protect="size" loext:decorative="false"/>
      <style:paragraph-properties style:writing-mode="lr-tb"/>
    </style:style>
    <style:style style:name="gr4" style:family="graphic" style:parent-style-name="standard">
      <style:graphic-properties draw:stroke="none" svg:stroke-width="0.3cm" svg:stroke-color="#000000" draw:marker-start-width="0.65cm" draw:marker-end-width="0.65cm" draw:fill="solid" draw:fill-color="#ffffff" draw:auto-grow-height="false" draw:auto-grow-width="false" fo:min-height="4.5cm" fo:padding-top="0.1cm" fo:padding-bottom="0.1cm" fo:padding-left="0.1cm" fo:padding-right="0.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4.55cm" fo:min-width="9.5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04cm" fo:min-width="0cm" loext:decorative="false"/>
    </style:style>
    <style:style style:name="gr8" style:family="graphic" style:parent-style-name="standard">
      <style:graphic-properties draw:stroke="none" svg:stroke-width="0.3cm" svg:stroke-color="#000000" draw:marker-start-width="0.65cm" draw:marker-end-width="0.65cm" draw:fill="none" draw:fill-color="#ffffff" loext:fill-use-slide-background="false" draw:textarea-vertical-align="middle" draw:auto-grow-height="false" draw:auto-grow-width="false" fo:min-height="4.5cm" fo:padding-top="0.1cm" fo:padding-bottom="0.1cm" fo:padding-left="0.1cm" fo:padding-right="0.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6.55cm" fo:min-width="4.3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7cm" fo:min-width="0.42cm" loext:decorative="false"/>
    </style:style>
    <style:style style:name="gr11" style:family="graphic" style:parent-style-name="standard">
      <style:graphic-properties draw:stroke="none" svg:stroke-width="0.3cm" svg:stroke-color="#000000" draw:marker-start-width="0.65cm" draw:marker-end-width="0.65cm" draw:fill="none" draw:fill-color="#ffffff" loext:fill-use-slide-background="false" draw:textarea-horizontal-align="center" draw:textarea-vertical-align="middle" draw:auto-grow-height="false" draw:auto-grow-width="false" fo:min-height="4.5cm" fo:padding-top="0.1cm" fo:padding-bottom="0.1cm" fo:padding-left="0.1cm" fo:padding-right="0.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cm" fo:min-width="0.35cm" loext:decorative="false"/>
    </style:style>
    <style:style style:name="gr13" style:family="graphic" style:parent-style-name="standard">
      <style:graphic-properties draw:stroke="none" svg:stroke-width="0.3cm" svg:stroke-color="#000000" draw:marker-start-width="0.65cm" draw:marker-end-width="0.65cm" draw:fill="solid" draw:fill-color="#000000" loext:fill-use-slide-background="false" draw:textarea-horizontal-align="center" draw:textarea-vertical-align="middle" draw:auto-grow-height="false" draw:auto-grow-width="false" fo:min-height="4.5cm" fo:padding-top="0.1cm" fo:padding-bottom="0.1cm" fo:padding-left="0.1cm" fo:padding-right="0.1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left="1.8cm" fo:margin-right="0cm" fo:margin-top="0cm" fo:margin-bottom="0cm" fo:text-align="start" fo:text-indent="0cm"/>
    </style:style>
    <style:style style:name="P5" style:family="paragraph">
      <loext:graphic-properties draw:fill="solid" draw:fill-color="#ffffff"/>
      <style:paragraph-properties fo:margin-top="0cm" fo:margin-bottom="0cm" fo:text-align="center"/>
      <style:text-properties fo:font-size="10pt" style:font-size-asian="10pt" style:font-size-complex="10pt"/>
    </style:style>
    <style:style style:name="P6" style:family="paragraph">
      <style:paragraph-properties fo:margin-top="0cm" fo:margin-bottom="0cm" fo:text-align="end" loext:tab-stop-distance="0cm">
        <style:tab-stops/>
      </style:paragraph-properties>
    </style:style>
    <style:style style:name="P7" style:family="paragraph">
      <loext:graphic-properties draw:fill="solid" draw:fill-color="#ffffff"/>
      <style:paragraph-properties fo:margin-top="0cm" fo:margin-bottom="0cm" fo:text-align="end" loext:tab-stop-distance="0cm">
        <style:tab-stops/>
      </style:paragraph-properties>
      <style:text-properties style:font-name="Arial" fo:font-size="7pt" style:font-size-asian="10pt" style:font-size-complex="10pt"/>
    </style:style>
    <style:style style:name="P8" style:family="paragraph">
      <style:paragraph-properties fo:margin-top="0cm" fo:margin-bottom="0cm" fo:text-align="start" loext:tab-stop-distance="0cm">
        <style:tab-stops/>
      </style:paragraph-properties>
    </style:style>
    <style:style style:name="P9" style:family="paragraph">
      <loext:graphic-properties draw:fill="solid" draw:fill-color="#ffffff"/>
      <style:paragraph-properties fo:margin-top="0cm" fo:margin-bottom="0cm" fo:text-align="start" loext:tab-stop-distance="0cm">
        <style:tab-stops/>
      </style:paragraph-properties>
      <style:text-properties style:font-name="Arial" fo:font-size="7pt" fo:font-style="normal" fo:font-weight="normal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text-align="end" loext:tab-stop-distance="0cm">
        <style:tab-stops/>
      </style:paragraph-properties>
      <style:text-properties fo:color="#ffff00" loext:opacity="100%" style:font-name="Arial" fo:font-size="12pt" fo:font-weight="bold" style:font-size-asian="10pt" style:font-size-complex="10pt"/>
    </style:style>
    <style:style style:name="P12" style:family="paragraph">
      <style:paragraph-properties fo:margin-top="0cm" fo:margin-bottom="0cm" fo:text-align="center" loext:tab-stop-distance="0cm">
        <style:tab-stops/>
      </style:paragraph-properties>
    </style:style>
    <style:style style:name="P13" style:family="paragraph">
      <loext:graphic-properties draw:fill="solid" draw:fill-color="#000000"/>
      <style:paragraph-properties fo:margin-top="0cm" fo:margin-bottom="0cm" fo:text-align="center" loext:tab-stop-distance="0cm">
        <style:tab-stops/>
      </style:paragraph-properties>
      <style:text-properties fo:color="#ffffff" loext:opacity="100%" style:font-name="Arial" fo:font-size="12pt" fo:font-weight="bold" style:font-size-asian="10pt" style:font-size-complex="10pt"/>
    </style:style>
    <style:style style:name="T1" style:family="text">
      <style:text-properties fo:color="#158466" loext:opacity="100%" style:font-name="Arial Black" fo:font-size="20pt" fo:font-weight="900" style:font-size-asian="10pt" style:font-size-complex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Noto Sans SC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7pt" style:font-size-asian="10pt" style:font-size-complex="10pt"/>
    </style:style>
    <style:style style:name="T5" style:family="text">
      <style:text-properties style:font-name="Arial" fo:font-size="7pt" fo:font-style="normal" fo:font-weight="normal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SC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SC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loext:opacity="10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Noto Sans SC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Noto Sans SC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.8cm" svg:x="2.2cm" svg:y="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2">
          <draw:frame draw:style-name="gr3" draw:text-style-name="P5" draw:layer="layout" svg:width="7.8cm" svg:height="4.6cm" svg:x="3.4cm" svg:y="1.9cm">
            <draw:text-box draw:corner-radius="0.5cm">
              <text:p text:style-name="P2"><text:span text:style-name="T1">Tigo CCA</text:span></text:p>
              <text:p text:style-name="P2"><text:span text:style-name="T1">Power Supply</text:span></text:p>
              <text:p text:style-name="P3"><text:span text:style-name="T2"/></text:p>
              <text:p text:style-name="P4"><text:span text:style-name="T2"><text:s text:c="4"/></text:span></text:p>
              <text:p text:style-name="P4"><text:span text:style-name="T3"/></text:p>
              <text:p text:style-name="P4"><text:span text:style-name="T3"/></text:p>
              <text:p text:style-name="P3"><text:span text:style-name="T2"/></text:p>
              <text:p text:style-name="P2"><text:span text:style-name="T2">Internally fused and made in England</text:span></text:p>
            </draw:text-box>
          </draw:frame>
          <draw:frame draw:style-name="gr4" draw:text-style-name="P7" draw:layer="layout" svg:width="3.5cm" svg:height="1.25cm" svg:x="3.7cm" svg:y="4.5cm">
            <draw:text-box>
              <text:p text:style-name="P6"><text:span text:style-name="T4">Main Input</text:span></text:p>
              <text:p text:style-name="P6"><text:span text:style-name="T4">Batter</text:span><text:span text:style-name="T5">y Input</text:span></text:p>
              <text:p text:style-name="P6"><text:span text:style-name="T6">Output</text:span></text:p>
              <text:p text:style-name="P6"><text:span text:style-name="T6">Load (CCA Connected)</text:span></text:p>
            </draw:text-box>
          </draw:frame>
          <draw:frame draw:style-name="gr4" draw:text-style-name="P9" draw:layer="layout" svg:width="3.75cm" svg:height="1.25cm" svg:x="7.2cm" svg:y="4.5cm">
            <draw:text-box>
              <text:p text:style-name="P8"><text:span text:style-name="T5">15V DC, 1A</text:span></text:p>
              <text:p text:style-name="P8"><text:span text:style-name="T5">4V to 14V, 2A</text:span></text:p>
              <text:p text:style-name="P8"><text:span text:style-name="T6">14.2V(Main) <text:s/>13.5V(Battery)</text:span></text:p>
              <text:p text:style-name="P8"><text:span text:style-name="T7">2W Nominal</text:span></text:p>
            </draw:text-box>
          </draw:frame>
        </draw:g>
        <draw:custom-shape draw:style-name="gr5" draw:text-style-name="P1" draw:layer="layout" svg:width="10cm" svg:height="4.8cm" svg:x="2.2cm" svg:y="7.9cm">
          <text:p/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.201cm" svg:y1="11.3cm" svg:x2="12.2cm" svg:y2="11.3cm">
          <text:p/>
        </draw:line>
        <draw:custom-shape draw:style-name="gr7" draw:text-style-name="P10" draw:layer="layout" svg:width="0.5cm" svg:height="0.5cm" svg:x="10.2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946cm" svg:height="1cm" svg:x="5.7cm" svg:y="9.9cm">
          <draw:text-box>
            <text:p text:style-name="P6"><text:span text:style-name="T8">Output &gt; 12.7V</text:span></text:p>
          </draw:text-box>
        </draw:frame>
        <draw:custom-shape draw:style-name="gr9" draw:text-style-name="P1" draw:layer="layout" svg:width="4.8cm" svg:height="6.8cm" svg:x="2.2cm" svg:y="13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5.585cm" svg:y1="13.1cm" svg:x2="5.585cm" svg:y2="19.85cm">
          <text:p/>
        </draw:line>
        <draw:custom-shape draw:style-name="gr10" draw:text-style-name="P10" draw:layer="layout" svg:width="1.3cm" svg:height="1.3cm" svg:x="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9cm" svg:height="1cm" svg:x="2.7cm" svg:y="16.113cm">
          <draw:text-box>
            <text:p text:style-name="P12"><text:span text:style-name="T8">Output</text:span></text:p>
          </draw:text-box>
        </draw:frame>
        <draw:custom-shape draw:style-name="gr9" draw:text-style-name="P1" draw:layer="layout" svg:width="4.8cm" svg:height="6.8cm" svg:x="7.4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9cm" svg:y1="13.163cm" svg:x2="9cm" svg:y2="19.913cm">
          <text:p/>
        </draw:line>
        <draw:custom-shape draw:style-name="gr12" draw:text-style-name="P10" draw:layer="layout" svg:width="1.2cm" svg:height="1.2cm" svg:x="9.5cm" svg:y="1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9cm" svg:height="1cm" svg:x="10.3cm" svg:y="14.713cm">
          <draw:text-box>
            <text:p text:style-name="P12"><text:span text:style-name="T8">Main</text:span></text:p>
          </draw:text-box>
        </draw:frame>
        <draw:custom-shape draw:style-name="gr12" draw:text-style-name="P10" draw:layer="layout" svg:width="1.2cm" svg:height="1.2cm" svg:x="9.5cm" svg:y="1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9cm" svg:height="1cm" svg:x="10.3cm" svg:y="16.613cm">
          <draw:text-box>
            <text:p text:style-name="P12"><text:span text:style-name="T8">Batt</text:span></text:p>
          </draw:text-box>
        </draw:frame>
      </draw:page>
      <draw:page draw:name="page2" draw:style-name="dp1" draw:master-page-name="Default">
        <draw:g draw:style-name="gr2">
          <draw:frame draw:style-name="gr3" draw:text-style-name="P5" draw:layer="layout" svg:width="7.8cm" svg:height="4.6cm" svg:x="11.5cm" svg:y="21.8cm">
            <draw:text-box draw:corner-radius="0.5cm">
              <text:p text:style-name="P2"><text:span text:style-name="T1">Tigo CCA</text:span></text:p>
              <text:p text:style-name="P2"><text:span text:style-name="T1">Power Supply</text:span></text:p>
              <text:p text:style-name="P3"><text:span text:style-name="T2"/></text:p>
              <text:p text:style-name="P4"><text:span text:style-name="T2"><text:s text:c="4"/></text:span></text:p>
              <text:p text:style-name="P4"><text:span text:style-name="T3"/></text:p>
              <text:p text:style-name="P4"><text:span text:style-name="T3"/></text:p>
              <text:p text:style-name="P3"><text:span text:style-name="T2"/></text:p>
              <text:p text:style-name="P2"><text:span text:style-name="T2">Internally fused and made in England</text:span></text:p>
            </draw:text-box>
          </draw:frame>
          <draw:frame draw:style-name="gr4" draw:text-style-name="P7" draw:layer="layout" svg:width="3.5cm" svg:height="1.25cm" svg:x="11.8cm" svg:y="24.4cm">
            <draw:text-box>
              <text:p text:style-name="P6"><text:span text:style-name="T4">Main Input</text:span></text:p>
              <text:p text:style-name="P6"><text:span text:style-name="T4">Batter</text:span><text:span text:style-name="T5">y Input</text:span></text:p>
              <text:p text:style-name="P6"><text:span text:style-name="T6">Output</text:span></text:p>
              <text:p text:style-name="P6"><text:span text:style-name="T6">Load (CCA Connected)</text:span></text:p>
            </draw:text-box>
          </draw:frame>
          <draw:frame draw:style-name="gr4" draw:text-style-name="P9" draw:layer="layout" svg:width="3.75cm" svg:height="1.25cm" svg:x="15.3cm" svg:y="24.4cm">
            <draw:text-box>
              <text:p text:style-name="P8"><text:span text:style-name="T5">15V DC, 1A</text:span></text:p>
              <text:p text:style-name="P8"><text:span text:style-name="T5">3V to 14V, 2A</text:span></text:p>
              <text:p text:style-name="P8"><text:span text:style-name="T6">14.2V(Main) <text:s/>13.5V(Battery)</text:span></text:p>
              <text:p text:style-name="P8"><text:span text:style-name="T7">2W Nominal</text:span></text:p>
            </draw:text-box>
          </draw:frame>
        </draw:g>
        <draw:g draw:style-name="gr2">
          <draw:frame draw:style-name="gr3" draw:text-style-name="P5" draw:layer="layout" svg:width="7.8cm" svg:height="4.6cm" svg:x="3.4cm" svg:y="1.5cm">
            <draw:text-box draw:corner-radius="0.5cm">
              <text:p text:style-name="P2"><text:span text:style-name="T1">Tigo CCA</text:span></text:p>
              <text:p text:style-name="P2"><text:span text:style-name="T1">Power Supply</text:span></text:p>
              <text:p text:style-name="P3"><text:span text:style-name="T2"/></text:p>
              <text:p text:style-name="P4"><text:span text:style-name="T2"><text:s text:c="4"/></text:span></text:p>
              <text:p text:style-name="P4"><text:span text:style-name="T3"/></text:p>
              <text:p text:style-name="P4"><text:span text:style-name="T3"/></text:p>
              <text:p text:style-name="P3"><text:span text:style-name="T2"/></text:p>
              <text:p text:style-name="P2"><text:span text:style-name="T2">Internally fused and made in England</text:span></text:p>
            </draw:text-box>
          </draw:frame>
          <draw:frame draw:style-name="gr4" draw:text-style-name="P7" draw:layer="layout" svg:width="3.5cm" svg:height="1.25cm" svg:x="3.7cm" svg:y="4.1cm">
            <draw:text-box>
              <text:p text:style-name="P6"><text:span text:style-name="T4">Main Input</text:span></text:p>
              <text:p text:style-name="P6"><text:span text:style-name="T4">Batter</text:span><text:span text:style-name="T5">y Input</text:span></text:p>
              <text:p text:style-name="P6"><text:span text:style-name="T6">Output</text:span></text:p>
              <text:p text:style-name="P6"><text:span text:style-name="T6">Load (CCA Connected)</text:span></text:p>
            </draw:text-box>
          </draw:frame>
          <draw:frame draw:style-name="gr4" draw:text-style-name="P9" draw:layer="layout" svg:width="3.75cm" svg:height="1.25cm" svg:x="7.2cm" svg:y="4.1cm">
            <draw:text-box>
              <text:p text:style-name="P8"><text:span text:style-name="T5">15V DC, 1A</text:span></text:p>
              <text:p text:style-name="P8"><text:span text:style-name="T5">4V to 14V, 2A</text:span></text:p>
              <text:p text:style-name="P8"><text:span text:style-name="T6">14.2V(Main) <text:s/>13.5V(Battery)</text:span></text:p>
              <text:p text:style-name="P8"><text:span text:style-name="T7">2W Nominal</text:span></text:p>
            </draw:text-box>
          </draw:frame>
        </draw:g>
        <draw:g draw:style-name="gr2">
          <draw:frame draw:style-name="gr3" draw:text-style-name="P5" draw:layer="layout" svg:width="7.8cm" svg:height="4.6cm" svg:x="3.5cm" svg:y="7.4cm">
            <draw:text-box draw:corner-radius="0.5cm">
              <text:p text:style-name="P2"><text:span text:style-name="T1">Tigo CCA</text:span></text:p>
              <text:p text:style-name="P2"><text:span text:style-name="T1">Power Supply</text:span></text:p>
              <text:p text:style-name="P3"><text:span text:style-name="T2"/></text:p>
              <text:p text:style-name="P4"><text:span text:style-name="T2"><text:s text:c="4"/></text:span></text:p>
              <text:p text:style-name="P4"><text:span text:style-name="T3"/></text:p>
              <text:p text:style-name="P4"><text:span text:style-name="T3"/></text:p>
              <text:p text:style-name="P3"><text:span text:style-name="T2"/></text:p>
              <text:p text:style-name="P2"><text:span text:style-name="T2">Internally fused and made in England</text:span></text:p>
            </draw:text-box>
          </draw:frame>
          <draw:frame draw:style-name="gr4" draw:text-style-name="P7" draw:layer="layout" svg:width="3.5cm" svg:height="1.25cm" svg:x="3.8cm" svg:y="10cm">
            <draw:text-box>
              <text:p text:style-name="P6"><text:span text:style-name="T4">Main Input</text:span></text:p>
              <text:p text:style-name="P6"><text:span text:style-name="T4">Batter</text:span><text:span text:style-name="T5">y Input</text:span></text:p>
              <text:p text:style-name="P6"><text:span text:style-name="T6">Output</text:span></text:p>
              <text:p text:style-name="P6"><text:span text:style-name="T6">Load (CCA Connected)</text:span></text:p>
            </draw:text-box>
          </draw:frame>
          <draw:frame draw:style-name="gr4" draw:text-style-name="P9" draw:layer="layout" svg:width="3.75cm" svg:height="1.25cm" svg:x="7.3cm" svg:y="10cm">
            <draw:text-box>
              <text:p text:style-name="P8"><text:span text:style-name="T5">15V DC, 1A</text:span></text:p>
              <text:p text:style-name="P8"><text:span text:style-name="T5">4V to 14V, 2A</text:span></text:p>
              <text:p text:style-name="P8"><text:span text:style-name="T6">14.2V(Main) <text:s/>13.5V(Battery)</text:span></text:p>
              <text:p text:style-name="P8"><text:span text:style-name="T7">2W Nominal</text:span></text:p>
            </draw:text-box>
          </draw:frame>
        </draw:g>
        <draw:frame draw:style-name="gr13" draw:text-style-name="P13" draw:layer="layout" svg:width="4.146cm" svg:height="1.1cm" svg:x="2.2cm" svg:y="13.3cm">
          <draw:text-box>
            <text:p text:style-name="P12"><text:span text:style-name="T9">Output &gt; 12.3V</text:span></text:p>
          </draw:text-box>
        </draw:frame>
        <draw:frame draw:style-name="gr13" draw:text-style-name="P13" draw:layer="layout" svg:width="2.3cm" svg:height="1cm" svg:x="10.2cm" svg:y="13.2cm">
          <draw:text-box>
            <text:p text:style-name="P12"><text:span text:style-name="T9">Output</text:span></text:p>
          </draw:text-box>
        </draw:frame>
        <draw:frame draw:style-name="gr13" draw:text-style-name="P13" draw:layer="layout" svg:width="1.9cm" svg:height="1cm" svg:x="7.5cm" svg:y="13.2cm">
          <draw:text-box>
            <text:p text:style-name="P12"><text:span text:style-name="T9">Main</text:span></text:p>
          </draw:text-box>
        </draw:frame>
        <draw:frame draw:style-name="gr13" draw:text-style-name="P13" draw:layer="layout" svg:width="1.9cm" svg:height="1cm" svg:x="10.2cm" svg:y="15.1cm">
          <draw:text-box>
            <text:p text:style-name="P12"><text:span text:style-name="T9">Batt</text:span></text:p>
          </draw:text-box>
        </draw:frame>
        <draw:frame draw:style-name="gr13" draw:text-style-name="P13" draw:layer="layout" svg:width="4.146cm" svg:height="1.1cm" svg:x="2.2cm" svg:y="16.9cm">
          <draw:text-box>
            <text:p text:style-name="P12"><text:span text:style-name="T9">Output &gt; 12.3V</text:span></text:p>
          </draw:text-box>
        </draw:frame>
        <draw:frame draw:style-name="gr13" draw:text-style-name="P13" draw:layer="layout" svg:width="2.3cm" svg:height="1cm" svg:x="10.2cm" svg:y="16.8cm">
          <draw:text-box>
            <text:p text:style-name="P12"><text:span text:style-name="T9">Output</text:span></text:p>
          </draw:text-box>
        </draw:frame>
        <draw:frame draw:style-name="gr13" draw:text-style-name="P13" draw:layer="layout" svg:width="1.9cm" svg:height="1cm" svg:x="7.3cm" svg:y="14.8cm">
          <draw:text-box>
            <text:p text:style-name="P12"><text:span text:style-name="T9">Main</text:span></text:p>
          </draw:text-box>
        </draw:frame>
        <draw:frame draw:style-name="gr13" draw:text-style-name="P13" draw:layer="layout" svg:width="1.9cm" svg:height="1cm" svg:x="10.2cm" svg:y="18.7cm">
          <draw:text-box>
            <text:p text:style-name="P12"><text:span text:style-name="T9">Batt</text:span></text:p>
          </draw:text-box>
        </draw:frame>
        <draw:frame draw:style-name="gr13" draw:text-style-name="P13" draw:layer="layout" svg:width="4.146cm" svg:height="1.1cm" svg:x="2.2cm" svg:y="15.1cm">
          <draw:text-box>
            <text:p text:style-name="P12"><text:span text:style-name="T9">Output &gt; 12.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Alan Hunt</meta:initial-creator>
    <meta:creation-date>2025-08-27T11:23:29.736054100</meta:creation-date>
    <dc:date>2025-09-04T20:25:29.861648500</dc:date>
    <dc:creator>Alan Hunt</dc:creator>
    <meta:editing-duration>PT3H55M54S</meta:editing-duration>
    <meta:editing-cycles>8</meta:editing-cycles>
    <meta:generator>LibreOffice/25.2.5.1$Windows_X86_64 LibreOffice_project/484541f705153d4ff78284873b0153c3e5a280db</meta:generator>
    <meta:printed-by>Alan Hunt</meta:printed-by>
    <meta:print-date>2025-09-04T21:14:44.728612800</meta:print-date>
    <meta:document-statistic meta:object-count="40"/>
  </office:meta>
</office:document-meta>
</file>